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B70000012C11E148793B43E68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Header">
      <style:paragraph-properties fo:margin-top="5.054cm" fo:margin-bottom="0cm" loext:contextual-spacing="false"/>
    </style:style>
    <style:style style:name="P4" style:family="paragraph" style:parent-style-name="Normal_20__28_Web_29_">
      <style:paragraph-properties fo:margin-left="0.318cm" fo:margin-right="0cm" fo:margin-top="0cm" fo:margin-bottom="0cm" loext:contextual-spacing="false" fo:text-indent="0cm" style:auto-text-indent="false"/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P5" style:family="paragraph" style:parent-style-name="Normal_20__28_Web_29_" style:master-page-name="Standard">
      <style:paragraph-properties fo:margin-left="0.318cm" fo:margin-right="0cm" fo:margin-top="0cm" fo:margin-bottom="0cm" loext:contextual-spacing="false" fo:text-indent="0cm" style:auto-text-indent="false" style:page-number="3"/>
      <style:text-properties style:font-name="Arial" fo:font-weight="bold" style:font-weight-asian="bold" style:font-name-complex="Arial2" style:font-weight-complex="bold"/>
    </style:style>
    <style:style style:name="P6" style:family="paragraph" style:parent-style-name="Título_20_arial" style:master-page-name="Converted2">
      <style:paragraph-properties fo:margin-left="0cm" fo:margin-right="0cm" fo:text-indent="0cm" style:auto-text-indent="false" style:page-number="3"/>
    </style:style>
    <style:style style:name="P7" style:family="paragraph" style:parent-style-name="Standard_20__28_user_29_">
      <style:paragraph-properties fo:text-align="justify" style:justify-single-word="false"/>
      <style:text-properties style:font-name="Arial" style:font-name-complex="Arial2"/>
    </style:style>
    <style:style style:name="P8" style:family="paragraph" style:parent-style-name="Standard_20__28_user_29_">
      <style:paragraph-properties fo:text-align="justify" style:justify-single-word="false"/>
    </style:style>
    <style:style style:name="P9" style:family="paragraph" style:parent-style-name="Standard_20__28_user_29_" style:list-style-name="WWNum1">
      <style:paragraph-properties fo:text-align="justify" style:justify-single-word="false"/>
    </style:style>
    <style:style style:name="P10" style:family="paragraph" style:parent-style-name="Standard_20__28_user_29_" style:list-style-name="WWNum2">
      <style:paragraph-properties fo:text-align="justify" style:justify-single-word="false"/>
    </style:style>
    <style:style style:name="P11" style:family="paragraph" style:parent-style-name="Standard_20__28_user_29_" style:list-style-name="WWNum5">
      <style:paragraph-properties fo:text-align="justify" style:justify-single-word="false"/>
    </style:style>
    <style:style style:name="P12" style:family="paragraph" style:parent-style-name="Standard_20__28_user_29_" style:list-style-name="L2">
      <style:paragraph-properties fo:text-align="justify" style:justify-single-word="false"/>
      <style:text-properties officeooo:rsid="0015f67a" officeooo:paragraph-rsid="0015f67a"/>
    </style:style>
    <style:style style:name="P13" style:family="paragraph" style:parent-style-name="Standard_20__28_user_29_" style:list-style-name="L2">
      <style:paragraph-properties fo:text-align="justify" style:justify-single-word="false"/>
      <style:text-properties officeooo:rsid="001674e8" officeooo:paragraph-rsid="001674e8"/>
    </style:style>
    <style:style style:name="P14" style:family="paragraph" style:parent-style-name="Standard_20__28_user_29_">
      <style:paragraph-properties fo:text-align="justify" style:justify-single-word="false"/>
      <style:text-properties officeooo:rsid="001674e8" officeooo:paragraph-rsid="001674e8"/>
    </style:style>
    <style:style style:name="P15" style:family="paragraph" style:parent-style-name="Standard_20__28_user_29_">
      <style:paragraph-properties fo:margin-left="0.318cm" fo:margin-right="0cm" fo:text-align="center" style:justify-single-word="false" fo:text-indent="0cm" style:auto-text-indent="false"/>
    </style:style>
    <style:style style:name="P16" style:family="paragraph" style:parent-style-name="Standard_20__28_user_29_">
      <style:paragraph-properties fo:margin-left="0.318cm" fo:margin-right="0cm" fo:text-align="center" style:justify-single-word="false" fo:text-indent="0cm" style:auto-text-indent="false"/>
      <style:text-properties officeooo:paragraph-rsid="00192126"/>
    </style:style>
    <style:style style:name="P17" style:family="paragraph" style:parent-style-name="Standard_20__28_user_29_">
      <style:paragraph-properties fo:margin-left="0.318cm" fo:margin-right="0cm" fo:text-indent="0cm" style:auto-text-indent="false"/>
      <style:text-properties style:font-name="Arial" style:font-name-complex="Arial2"/>
    </style:style>
    <style:style style:name="P18" style:family="paragraph" style:parent-style-name="Standard_20__28_user_29_">
      <style:paragraph-properties fo:margin-left="0.318cm" fo:margin-right="0cm" fo:text-indent="0cm" style:auto-text-indent="false"/>
      <style:text-properties style:font-name="Arial" fo:font-size="14pt" style:font-size-asian="14pt" style:font-name-complex="Arial2" style:font-size-complex="14pt"/>
    </style:style>
    <style:style style:name="P19" style:family="paragraph" style:parent-style-name="Standard_20__28_user_29_">
      <style:paragraph-properties fo:margin-left="0.318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0" style:family="paragraph" style:parent-style-name="Standard_20__28_user_29_">
      <style:paragraph-properties fo:margin-left="0cm" fo:margin-right="0cm" fo:text-indent="0cm" style:auto-text-indent="false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style:font-name="Arial" style:font-name-complex="Arial2"/>
    </style:style>
    <style:style style:name="P22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" style:font-name-complex="Arial2"/>
    </style:style>
    <style:style style:name="P23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 style:font-weight-complex="bold"/>
    </style:style>
    <style:style style:name="P24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font-variant="small-caps" style:font-name="Arial" fo:font-weight="bold" style:font-name-asian="Arial2" style:font-weight-asian="bold" style:font-name-complex="Arial2" style:font-weight-complex="bold"/>
    </style:style>
    <style:style style:name="P26" style:family="paragraph" style:parent-style-name="Standard_20__28_user_29_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paragraph-rsid="0015f67a"/>
    </style:style>
    <style:style style:name="P28" style:family="paragraph" style:parent-style-name="Standard_20__28_user_29_">
      <style:paragraph-properties fo:margin-left="2.519cm" fo:margin-right="0cm" fo:text-align="justify" style:justify-single-word="false" fo:text-indent="0cm" style:auto-text-indent="false"/>
      <style:text-properties style:font-name="Arial" style:font-name-complex="Arial2"/>
    </style:style>
    <style:style style:name="P29" style:family="paragraph" style:parent-style-name="Standard_20__28_user_29_">
      <style:paragraph-properties fo:margin-left="0cm" fo:margin-right="0cm" fo:text-align="justify" style:justify-single-word="false" fo:text-indent="1.249cm" style:auto-text-indent="false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style:font-name-complex="Arial2" style:font-weight-complex="bold"/>
    </style:style>
    <style:style style:name="T3" style:family="text">
      <style:text-properties style:font-name="Arial" officeooo:rsid="0019e88d" style:font-name-complex="Arial2" style:font-weight-complex="bold"/>
    </style:style>
    <style:style style:name="T4" style:family="text">
      <style:text-properties style:font-name="Arial" officeooo:rsid="0019ecd6" style:font-name-complex="Arial2" style:font-weight-complex="bold"/>
    </style:style>
    <style:style style:name="T5" style:family="text">
      <style:text-properties style:font-name="Arial" officeooo:rsid="00192126" style:font-name-complex="Arial2"/>
    </style:style>
    <style:style style:name="T6" style:family="text">
      <style:text-properties style:font-name="Arial" officeooo:rsid="001ae0ed" style:font-name-complex="Arial2"/>
    </style:style>
    <style:style style:name="T7" style:family="text"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style:font-name="Arial" fo:font-size="16pt" fo:font-weight="bold" officeooo:rsid="00155b12" style:font-size-asian="16pt" style:font-weight-asian="bold" style:font-name-complex="Arial2" style:font-size-complex="16pt" style:font-weight-complex="bold"/>
    </style:style>
    <style:style style:name="T9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officeooo:rsid="00155b12" style:font-size-asian="16pt" style:font-weight-asian="bold" style:font-size-complex="16pt" style:font-weight-complex="bold"/>
    </style:style>
    <style:style style:name="T11" style:family="text">
      <style:text-properties style:font-name="Arial" fo:font-weight="bold" style:font-weight-asian="bold" style:font-name-complex="Arial2" style:font-weight-complex="bold"/>
    </style:style>
    <style:style style:name="T12" style:family="text">
      <style:text-properties style:font-name="Arial" fo:font-weight="normal" style:font-weight-asian="normal" style:font-name-complex="Arial2" style:font-weight-complex="normal"/>
    </style:style>
    <style:style style:name="T13" style:family="text">
      <style:text-properties style:font-name="Arial" fo:font-weight="normal" officeooo:rsid="0015f67a" style:font-weight-asian="normal" style:font-name-complex="Arial2" style:font-weight-complex="normal"/>
    </style:style>
    <style:style style:name="T14" style:family="text">
      <style:text-properties style:font-name="Arial" fo:font-weight="normal" officeooo:rsid="001674e8" style:font-weight-asian="normal" style:font-name-complex="Arial2" style:font-weight-complex="normal"/>
    </style:style>
    <style:style style:name="T15" style:family="text">
      <style:text-properties style:font-name="Arial" fo:font-weight="normal" officeooo:rsid="001821a1" style:font-weight-asian="normal" style:font-name-complex="Arial2" style:font-weight-complex="normal"/>
    </style:style>
    <style:style style:name="T16" style:family="text">
      <style:text-properties style:font-name="Arial" fo:font-style="italic" fo:font-weight="normal" style:font-style-asian="italic" style:font-weight-asian="normal" style:font-name-complex="Arial2" style:font-style-complex="italic" style:font-weight-complex="normal"/>
    </style:style>
    <style:style style:name="T17" style:family="text">
      <style:text-properties fo:font-variant="small-caps" style:font-name="Arial" fo:font-weight="bold" style:font-name-asian="Arial2" style:font-weight-asian="bold" style:font-name-complex="Arial2" style:font-weight-complex="bold"/>
    </style:style>
    <style:style style:name="T18" style:family="text">
      <style:text-properties fo:font-variant="small-caps" style:font-name="Arial" fo:font-weight="bold" officeooo:rsid="00155b12" style:font-name-asian="Arial2" style:font-weight-asian="bold" style:font-name-complex="Arial2" style:font-weight-complex="bold"/>
    </style:style>
    <style:style style:name="T19" style:family="text">
      <style:text-properties style:font-name="Monospace"/>
    </style:style>
    <style:style style:name="T20" style:family="text">
      <style:text-properties style:font-name="Monospace" style:font-name-complex="Arial2"/>
    </style:style>
    <style:style style:name="fr1" style:family="graphic" style:parent-style-name="Graphics">
      <style:graphic-properties fo:margin-left="0.318cm" fo:margin-right="0cm" fo:margin-top="0cm" fo:margin-bottom="0.026cm" style:run-through="background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4"/>
      <text:p text:style-name="P4"/>
      <text:p text:style-name="P16"><text:span text:style-name="T5">ANDERSON </text:span><text:span text:style-name="T1">JUN </text:span><text:span text:style-name="T5">MORIKAWA - </text:span><text:span text:style-name="T6">8936989</text:span></text:p>
      <text:p text:style-name="P15"><text:span text:style-name="T1">GABRIEL MATTHEUS BEZERRA ALVES DE CARVALHO – 977942</text:span><text:span text:style-name="T5">9</text:span></text:p>
      <text:p text:style-name="P15"><text:span text:style-name="T1">VICTOR SOUZA CEZARIO – 9790919</text:span></text:p>
      <text:p text:style-name="P21"/>
      <text:p text:style-name="P17"/>
      <text:p text:style-name="P18"/>
      <text:p text:style-name="P19"/>
      <text:p text:style-name="P19"/>
      <text:p text:style-name="P19"/>
      <text:p text:style-name="P15"><text:span text:style-name="T7">1º TRABALHO PRÁTICO</text:span></text:p>
      <text:p text:style-name="P15"><text:span text:style-name="T7">SSC</text:span><text:span text:style-name="T8">142</text:span><text:span text:style-name="T7"> </text:span><text:span text:style-name="T9">– </text:span><text:span text:style-name="T10">REDES</text:span></text:p>
      <text:p text:style-name="P4"/>
      <text:p text:style-name="P4"/>
      <text:p text:style-name="P24"/>
      <text:p text:style-name="P24"/>
      <text:p text:style-name="P24"/>
      <text:p text:style-name="P20"/>
      <text:p text:style-name="P24"/>
      <text:p text:style-name="P25"/>
      <text:p text:style-name="P25"/>
      <text:p text:style-name="P24"><text:span text:style-name="T17">SÃO CARLOS – SP</text:span></text:p>
      <text:p text:style-name="P24"><text:span text:style-name="T18">JUNHO</text:span><text:span text:style-name="T17"> 2018</text:span></text:p>
      <text:p text:style-name="P6"><text:bookmark text:name="_Toc399273046"/><text:bookmark-start text:name="_Toc496503878"/><text:bookmark-start text:name="_Toc499483170"/><text:bookmark text:name="_Toc483938667"/><text:bookmark text:name="_Toc399273612"/>1 INTRODUÇÃO<text:bookmark-end text:name="_Toc496503878"/><text:bookmark-end text:name="_Toc499483170"/></text:p>
      <text:p text:style-name="P22"/>
      <text:p text:style-name="P8"><text:span text:style-name="T1">Este relatório descreve a implementação e funcionamento do primeiro trabalho prático, no qual deveria ser desenvolvida uma aplicação que fizesse uso de sockets para a comunicação entre hosts. Foi escolhido pelo grupo o jogo “Batalha Naval”, um jogo em turnos que, da maneira como foi implementado, pode ser jogado pelo próprio terminal por dois jogadores em computadores diferentes conectados à mesma rede.</text:span></text:p>
      <text:p text:style-name="P8"/>
      <text:p text:style-name="P26"><text:span text:style-name="T11">2 IMPLEMENTAÇÃO</text:span></text:p>
      <text:p text:style-name="P26"><text:span text:style-name="T11"><text:tab/></text:span></text:p>
      <text:p text:style-name="P26"><text:span text:style-name="T11"><text:tab/></text:span><text:span text:style-name="T1">A comunicação da aplicação foi desenvolvida utilizando-se sockets e o modelo cliente-servidor. O servidor é preparado primeiro e aguarda a solicitação dos dois clientes (jogadores), e, após a conexão ser confirmada, o jogo se inicia. </text:span></text:p>
      <text:p text:style-name="P23"/>
      <text:p text:style-name="P26"><text:span text:style-name="T11">2.1 SERVIDOR</text:span></text:p>
      <text:p text:style-name="P23"/>
      <text:p text:style-name="P26"><text:span text:style-name="T11"><text:tab/></text:span><text:span text:style-name="T1">A implementação do servidor está contida nos arquivos </text:span><text:span text:style-name="T20">main_serv.c</text:span><text:span text:style-name="T1"> e </text:span><text:span text:style-name="T20">server_client.c,</text:span><text:span text:style-name="T1"> e as partes mais significativas são descritas a seguir:</text:span></text:p>
      <text:p text:style-name="P22"/>
      <text:list xml:id="list5953341881924104712" text:style-name="WWNum1">
        <text:list-item>
          <text:p text:style-name="P9"><text:span text:style-name="T20">int socket(AF_INET, SOCK_STREAM, 0)</text:span><text:span text:style-name="T1">: chamada de sistema que cria um socket e retorna seu descritor. Recebe os parâmetros AF_INET, que descreve o tipo de endereços com os quais o socket se comunicará (neste caso do tipo IPv4), SOCK_STREAM, que descreve o tipo do socket e pode ser SOCK_STREAM ou SOCK_DGRAM, nos quais os caracteres são lidos de forma contínua e sequencial ou em blocos, respectivamente. O último corresponde ao protocolo, e ao fornecermos 0 o sistema operacional ficará responsável por escolher o que melhor se encaixe, que no caso do tipo SOCK_STREAM é o TCP;</text:span></text:p>
        </text:list-item>
      </text:list>
      <text:p text:style-name="P28"/>
      <text:list xml:id="list135457866334691" text:continue-numbering="true" text:style-name="WWNum1">
        <text:list-item>
          <text:p text:style-name="P9"><text:span text:style-name="T20">(*serv_addr).sin_family = AF_INET</text:span><text:span text:style-name="T1">: atribuindo o tipo de endereços do servidor, que deve ser igual ao do socket;</text:span></text:p>
        </text:list-item>
      </text:list>
      <text:p text:style-name="P28"/>
      <text:list xml:id="list135457292457050" text:continue-numbering="true" text:style-name="WWNum1">
        <text:list-item>
          <text:p text:style-name="P9"><text:soft-page-break/><text:span text:style-name="T20">(*serv_addr).sin_addr.s_addr = INADDR_ANY</text:span><text:span text:style-name="T1">: atribuindo o endereço IP do host, no caso do servidor ele deve ser o endereço dá máquina na qual o servidor está rodando, representado pela constante INADDR_ANY;</text:span></text:p>
        </text:list-item>
      </text:list>
      <text:p text:style-name="P28"/>
      <text:list xml:id="list135457996135671" text:continue-numbering="true" text:style-name="WWNum1">
        <text:list-item>
          <text:p text:style-name="P9"><text:span text:style-name="T20">(*serv_addr).sin_port = htons(port)</text:span><text:span text:style-name="T1">: atribuindo o número da porta que será utilizada. Para isso precisamos antes converter o valor para um ‘network byte order’ que é o que a função htons() faz;</text:span></text:p>
        </text:list-item>
      </text:list>
      <text:p text:style-name="P28"/>
      <text:list xml:id="list135457566117081" text:continue-numbering="true" text:style-name="WWNum1">
        <text:list-item>
          <text:p text:style-name="P9"><text:span text:style-name="T20">bind((*sockfd), (struct sockaddr *) serv_addr, sizeof(*serv_addr))</text:span><text:span text:style-name="T1">: chamada de sistema que enlaça o socket referenciada pela variável sockfd ao endereço contido na struct serv_addr. O terceiro parâmetro é o tamanho da struct serv_addr;</text:span></text:p>
        </text:list-item>
      </text:list>
      <text:p text:style-name="P28"/>
      <text:list xml:id="list135458197637075" text:continue-numbering="true" text:style-name="WWNum1">
        <text:list-item>
          <text:p text:style-name="P9"><text:span text:style-name="T20">listen(sockfd, 5)</text:span><text:span text:style-name="T1">: chamada de sistema que faz com que o processo escute por conexões na socket apontada pelo descritor sockfd. O segundo parâmetro se refere ao número de conexões que podem estar aguardando enquanto o processo está lidando com outra;</text:span></text:p>
        </text:list-item>
      </text:list>
      <text:p text:style-name="P28"/>
      <text:list xml:id="list135459364383852" text:continue-numbering="true" text:style-name="WWNum1">
        <text:list-item>
          <text:p text:style-name="P9"><text:span text:style-name="T20">accept(sockfd, (struct sockaddr *) cli_addr, len)</text:span><text:span text:style-name="T1">: chamada de sistema que bloqueia o processo até que um cliente conecte-se ao servidor. Ela retorna um novo descritor que deve ser usado para a comunicação com o cliente. O segundo parâmetro é o endereço para a variável que armazenará as informações do cliente, e o terceiro é o tamanho dessa variável;</text:span></text:p>
        </text:list-item>
      </text:list>
      <text:p text:style-name="P28"/>
      <text:list xml:id="list135457478857495" text:continue-numbering="true" text:style-name="WWNum1">
        <text:list-item>
          <text:p text:style-name="P9"><text:span text:style-name="T20">write((*cli_sockfd), msg, strlen(msg))</text:span><text:span text:style-name="T1">: método que envia uma mensagem usando o socket passado como primeiro parâmetro. A mensagem em si é enviada como segundo parâmetro e o terceiro é o tamanho da mensagem;</text:span></text:p>
        </text:list-item>
      </text:list>
      <text:p text:style-name="P22"/>
      <text:p text:style-name="P26"><text:span text:style-name="T1"><text:tab/></text:span><text:span text:style-name="T11"><text:tab/></text:span></text:p>
      <text:p text:style-name="P23"/>
      <text:p text:style-name="P26"><text:soft-page-break/><text:span text:style-name="T11">2.2 CLIENTE</text:span></text:p>
      <text:p text:style-name="P23"/>
      <text:p text:style-name="P26"><text:span text:style-name="T11"><text:tab/></text:span><text:span text:style-name="T1">A implementação do cliente está contida nos arquivos main_client.c e server_client.c. As partes mais significativas que não foram discutidas na seção do servidor estão descritas a seguir:</text:span></text:p>
      <text:p text:style-name="P22"/>
      <text:list xml:id="list7166318825197019799" text:style-name="WWNum2">
        <text:list-item>
          <text:p text:style-name="P10"><text:span text:style-name="T20">gethostbyname(hostname)</text:span><text:span text:style-name="T1">: método que retorna informações sobre o servidor recebendo como parâmetro seu nome;</text:span></text:p>
        </text:list-item>
      </text:list>
      <text:p text:style-name="P7"/>
      <text:list xml:id="list135457915371711" text:continue-numbering="true" text:style-name="WWNum2">
        <text:list-item>
          <text:p text:style-name="P10"><text:span text:style-name="T20">connect((*sockfd),(struct sockaddr *) serv_addr, sizeof((*serv_addr)))</text:span><text:span text:style-name="T1">: chamada de sistema que tenta estabelecer uma conexão com um servidor. Recebe de parâmetros o socket a ser utilizado, uma struct com informações sobre o endereço do servidor e o tamanho da struct;</text:span></text:p>
        </text:list-item>
      </text:list>
      <text:p text:style-name="P26"/>
      <text:p text:style-name="P26"><text:span text:style-name="T11">3 INSTRUÇÕES</text:span></text:p>
      <text:p text:style-name="P26"/>
      <text:p text:style-name="P26"><text:span text:style-name="T11">3.1 COMPILAÇÃO E EXECUÇÃO</text:span></text:p>
      <text:p text:style-name="P26"><text:span text:style-name="T11"/></text:p>
      <text:p text:style-name="P26"><text:span text:style-name="T11"><text:tab/></text:span><text:span text:style-name="T13">Os comandos disponíveis para compilação do programa são:</text:span></text:p>
      <text:list xml:id="list2872394620572896329" text:style-name="L2">
        <text:list-item>
          <text:p text:style-name="P12"><text:span text:style-name="T12">make: responsável por compilar o cliente e o servidor.</text:span></text:p>
        </text:list-item>
        <text:list-item>
          <text:p text:style-name="P12"><text:span text:style-name="T12">make serv: é executado o servidor com a porta padrão 51717.</text:span></text:p>
        </text:list-item>
        <text:list-item>
          <text:p text:style-name="P12"><text:span text:style-name="T12">./main_serv port: executa o servidor passando a port como argumento.</text:span></text:p>
        </text:list-item>
        <text:list-item>
          <text:p text:style-name="P12"><text:span text:style-name="T12">make cli: executa o cliente com a porta padrão 51717 e o hostname da máquina na qual está sendo executado.</text:span></text:p>
        </text:list-item>
        <text:list-item>
          <text:p text:style-name="P12"><text:span text:style-name="T12">./main_cli port hostname: </text:span><text:span text:style-name="T14">executa o cliente ao se passar a porta e o hostname como parâmetros.</text:span></text:p>
        </text:list-item>
        <text:list-item>
          <text:p text:style-name="P13"><text:span text:style-name="T12">make clean: responsável por remover os executáveis.</text:span></text:p>
        </text:list-item>
      </text:list>
      <text:p text:style-name="P14"><text:span text:style-name="T15">Além do uso com máquinas diferentes, é</text:span><text:span text:style-name="T12"> possível testar o programa </text:span><text:span text:style-name="T15">em uma mesma máquina</text:span><text:span text:style-name="T12"> utilizando-se, por exemplo, um terminal aberto e compilado com o comando </text:span><text:span text:style-name="T16">make serv</text:span><text:span text:style-name="T12"> e, então, executar outros dois terminais compilando-se cada um com o comando </text:span><text:span text:style-name="T16">make cli</text:span><text:span text:style-name="T12">.</text:span></text:p>
      <text:p text:style-name="P26"><text:span text:style-name="T11"/></text:p>
      <text:p text:style-name="P26"><text:soft-page-break/><text:span text:style-name="T11">3.2 INSTRUÇÕES DO JOGO</text:span></text:p>
      <text:p text:style-name="P27"><text:span text:style-name="T2"><text:tab/></text:span></text:p>
      <text:p text:style-name="P27"><text:span text:style-name="T2"><text:tab/>O jogo Batalha Naval dispõe de dois campos, um para cada jogador, contendo navios distribuídos em cem posições, listadas em uma matriz, com linhas que variam de </text:span><text:span text:style-name="T3">0</text:span><text:span text:style-name="T2"> a </text:span><text:span text:style-name="T3">9</text:span><text:span text:style-name="T2">, e colunas que variam de A a J. <text:s/>A intersecção de uma linha e uma coluna corresponde a uma posição, e o objetivo do jogo é afundar todos os navios do jogador adversário. Assim, a cada turno um jogador insere uma posição do campo adversário e, caso esta posição corresponda a um navio, tal parte da frota adversária é afundada. Nesse sentido, vence o jogador que conseguir afundar todas as partes de todos os navios adversários. Cada jogador possui um porta-avião, dois navios-tanque, três contratorpedeiros e quatro submarinos, sendo que cada um ocupa, respectivamente, cinco, quatro, três e duas posições.</text:span></text:p>
      <text:p text:style-name="P29"><text:span text:style-name="T2">Após conectado, cada cliente deve indicar, em um primeiro momento, as posições de cada navio disponível em sua frota. Serão requisitadas, então, as posições de cada navio e a sua orientação, devendo ser inserido no formato “[número da linha][letra da coluna][orientação][Enter]”. A linha e a coluna indicam o início do navio, e a orientação indica em qual sentido as outras posições devem ser inseridas. Podendo ser à direita [D], esquerda [E], cima [C] ou baixo [B]. Por exemplo, caso queira inserir um submarino que ocupe as posições 1</text:span><text:span text:style-name="T4">B</text:span><text:span text:style-name="T2">, 1</text:span><text:span text:style-name="T4">C</text:span><text:span text:style-name="T2">, deve-se inserir “1</text:span><text:span text:style-name="T4">B</text:span><text:span text:style-name="T2">D” ou, mais ainda, “1</text:span><text:span text:style-name="T4">C</text:span><text:span text:style-name="T2">E”.</text:span></text:p>
      <text:p text:style-name="P29"><text:span text:style-name="T2">Após cada jogador dispor toda a sua frota em seu campo, a batalha começa. Alternando os turnos, um jogador que estiver em sua vez de atacar recebe uma mensagem requisitando a inserção da posição de ataque. Ela deve ser dada no formato “[número da linha][letra da coluna][Enter]”, e deve corresponder a uma posição ainda não atacada. O campo adversário é visto da seguinte maneira: </text:span></text:p>
      <text:list xml:id="list360593160318443478" text:style-name="WWNum5">
        <text:list-item>
          <text:p text:style-name="P11"><text:span text:style-name="T2">“O”: corresponde a uma posição ainda não atacada e que pode ser escolhida pelo jogador.</text:span></text:p>
        </text:list-item>
        <text:list-item>
          <text:p text:style-name="P11"><text:span text:style-name="T2">“X”: corresponde a uma posição atacada e que pertencia a um navio adversário.</text:span></text:p>
        </text:list-item>
        <text:list-item>
          <text:p text:style-name="P11"><text:span text:style-name="T2">“Y”: corresponde a uma posição atacada e que pertence ao mar.</text:span></text:p>
        </text:list-item>
        <text:list-item>
          <text:p text:style-name="P11"><text:span text:style-name="T2">“N”: visível apenas ao observar o próprio campo, corresponde a um pedaço de um navio.</text:span></text:p>
        </text:list-item>
      </text:list>
      <text:p text:style-name="P8"><text:soft-page-break/><text:span text:style-name="T2">Os jogadores seguem alternando as jogadas até que um dos jogadores tenha afundado todos os navios adversários, tornando-se então </text:span><text:bookmark text:name="_GoBack"/><text:span text:style-name="T2">o vencedor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orphans="0" fo:widows="0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orphans="0" fo:widows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orphans="0" fo:widows="0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orphans="0" fo:widows="0" fo:keep-with-next="always"/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orphans="0" fo:widows="0" fo:keep-with-next="always"/>
      <style:text-properties fo:color="#1f4d78" style:font-name="Calibri Light" fo:font-family="'Calibri Light'" style:font-family-generic="roman" style:font-pitch="variable"/>
    </style:style>
    <style:style style:name="caption" style:family="paragraph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start" style:justify-single-word="false" fo:orphans="2" fo:widows="2" fo:hyphenation-ladder-count="no-limit" fo:text-indent="1.251cm" style:auto-text-indent="false" style:writing-mode="lr-tb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Título_20_arial" style:display-name="Título arial" style:family="paragraph" style:parent-style-name="Title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Title" style:family="paragraph" style:parent-style-name="Standard_20__28_user_29_" style:next-style-name="Standard_20__28_user_29_" style:default-outline-level="" style:class="chapter">
      <style:paragraph-properties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/>
    </style:style>
    <style:style style:name="Header" style:family="paragraph" style:parent-style-name="Standard_20__28_user_29_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Sumário_20_21" style:display-name="Sumário 21" style:family="paragraph" style:parent-style-name="Standard_20__28_user_29_" style:next-style-name="Standard_20__28_user_29_" style:auto-update="true" style:default-outline-level="">
      <style:paragraph-properties fo:margin-left="0.423cm" fo:margin-right="0cm" fo:text-indent="1.251cm" style:auto-text-indent="false"/>
      <style:text-properties fo:font-variant="small-caps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Sumário_20_31" style:display-name="Sumário 31" style:family="paragraph" style:parent-style-name="Standard_20__28_user_29_" style:next-style-name="Standard_20__28_user_29_" style:auto-update="true" style:default-outline-level="">
      <style:paragraph-properties fo:margin-left="0.847cm" fo:margin-right="0cm" fo:text-indent="1.251cm" style:auto-text-indent="false"/>
      <style:text-properties style:font-name="Calibri" fo:font-family="Calibri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Sumário_20_41" style:display-name="Sumário 41" style:family="paragraph" style:parent-style-name="Standard_20__28_user_29_" style:next-style-name="Standard_20__28_user_29_" style:auto-update="true" style:default-outline-level="">
      <style:paragraph-properties fo:margin-left="1.27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51" style:display-name="Sumário 51" style:family="paragraph" style:parent-style-name="Standard_20__28_user_29_" style:next-style-name="Standard_20__28_user_29_" style:auto-update="true" style:default-outline-level="">
      <style:paragraph-properties fo:margin-left="1.693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61" style:display-name="Sumário 61" style:family="paragraph" style:parent-style-name="Standard_20__28_user_29_" style:next-style-name="Standard_20__28_user_29_" style:auto-update="true" style:default-outline-level="">
      <style:paragraph-properties fo:margin-left="2.117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71" style:display-name="Sumário 71" style:family="paragraph" style:parent-style-name="Standard_20__28_user_29_" style:next-style-name="Standard_20__28_user_29_" style:auto-update="true" style:default-outline-level="">
      <style:paragraph-properties fo:margin-left="2.54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81" style:display-name="Sumário 81" style:family="paragraph" style:parent-style-name="Standard_20__28_user_29_" style:next-style-name="Standard_20__28_user_29_" style:auto-update="true" style:default-outline-level="">
      <style:paragraph-properties fo:margin-left="2.963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Sumário_20_91" style:display-name="Sumário 91" style:family="paragraph" style:parent-style-name="Standard_20__28_user_29_" style:next-style-name="Standard_20__28_user_29_" style:auto-update="true" style:default-outline-level="">
      <style:paragraph-properties fo:margin-left="3.387cm" fo:margin-right="0cm" fo:text-indent="1.251cm" style:auto-text-indent="false"/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 style:font-size-complex="9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1.251cm" style:auto-text-indent="false"/>
    </style:style>
    <style:style style:name="Frame_20_Contents" style:display-name="Frame Contents" style:family="paragraph" style:parent-style-name="Standard_20__28_user_29_" style:default-outline-level=""/>
    <style:style style:name="toa_20_heading" style:display-name="toa heading" style:family="paragraph" style:parent-style-name="Heading" style:default-outline-level=""/>
    <style:style style:name="Table_20_Contents" style:display-name="Tabl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arial" style:family="paragraph" style:parent-style-name="Título_20_arial" style:default-outline-level="">
      <style:paragraph-properties fo:margin-left="0cm" fo:margin-right="-0.002cm" fo:text-align="center" style:justify-single-word="false" fo:text-indent="0cm" style:auto-text-indent="false"/>
      <style:text-properties fo:font-weight="normal" style:language-asian="pt" style:country-asian="BR" style:font-weight-asian="normal"/>
    </style:style>
    <style:style style:name="ari" style:family="paragraph" style:parent-style-name="Título_20_arial" style:default-outline-level="">
      <style:paragraph-properties fo:margin-left="-1.752cm" fo:margin-right="-1.252cm" fo:text-indent="0cm" style:auto-text-indent="false"/>
      <style:text-properties style:language-asian="pt" style:country-asian="BR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5%" fo:hyphenation-ladder-count="no-limit" style:vertical-align="auto"/>
      <style:text-properties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loext:contextual-spacing="false" fo:text-indent="-0.635cm" style:auto-text-indent="false"/>
    </style:style>
    <style:style style:name="Default_20_Paragraph_20_Font" style:display-name="Default Paragraph Font" style:family="text"/>
    <style:style style:name="Título_20_arial_20_Char" style:display-name="Título arial Char" style:family="text">
      <style:text-properties style:font-name="Arial" fo:font-family="Arial" style:font-family-generic="roman" style:font-pitch="variable" fo:font-size="12pt" fo:letter-spacing="-0.018cm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28pt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ar" style:country-asian="SA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ar" style:country-asian="SA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ar" style:country-asian="SA" style:font-name-complex="Tahoma" style:font-family-complex="Tahoma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_5f_5yl5" style:display-name="_5yl5" style:family="text" style:parent-style-name="Default_20_Paragraph_20_Font"/>
    <style:style style:name="st" style:family="text" style:parent-style-name="Default_20_Paragraph_20_Font"/>
    <style:style style:name="cwcot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y0nh2b" style:family="text" style:parent-style-name="Default_20_Paragraph_20_Font"/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="Monospace" fo:font-family="Monospac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2"/>
      </text:list-level-style-bullet>
      <text:list-level-style-bullet text:level="3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2"/>
      </text:list-level-style-bullet>
      <text:list-level-style-bullet text:level="4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2"/>
      </text:list-level-style-bullet>
      <text:list-level-style-bullet text:level="6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2"/>
      </text:list-level-style-bullet>
      <text:list-level-style-bullet text:level="7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2"/>
      </text:list-level-style-bullet>
      <text:list-level-style-bullet text:level="9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bullet text:level="2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2"/>
      </text:list-level-style-bullet>
      <text:list-level-style-bullet text:level="3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OpenSymbol2"/>
      </text:list-level-style-bullet>
      <text:list-level-style-bullet text:level="4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5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2"/>
      </text:list-level-style-bullet>
      <text:list-level-style-bullet text:level="6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OpenSymbol2"/>
      </text:list-level-style-bullet>
      <text:list-level-style-bullet text:level="7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"/>
      </text:list-level-style-bullet>
      <text:list-level-style-bullet text:level="8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2"/>
      </text:list-level-style-bullet>
      <text:list-level-style-bullet text:level="9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5.054cm" fo:margin-bottom="0cm" loext:contextual-spacing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justify" style:justify-single-word="false"/>
    </style:style>
    <style:style style:name="Mfr1" style:family="graphic" style:parent-style-name="Graphics">
      <style:graphic-properties fo:margin-left="0.318cm" fo:margin-right="0cm" fo:margin-top="0cm" fo:margin-bottom="0.026cm" style:run-through="background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1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2cm" style:writing-mode="lr-tb" style:layout-grid-color="#c0c0c0" style:layout-grid-lines="1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96" text:anchor-type="char" svg:y="-0.534cm" svg:width="16cm" svg:height="5.054cm" draw:z-index="0"><draw:image xlink:href="Pictures/10000201000003B70000012C11E148793B43E68A.png" xlink:type="simple" xlink:show="embed" xlink:actuate="onLoad"/><svg:desc>Resultado de imagem para icmc</svg:desc></draw:frame></text:p>
      </style:header>
    </style:master-page>
    <style:master-page style:name="Converted1" style:page-layout-name="Mpm2">
      <style:header>
        <text:p text:style-name="MP2"><text:page-number text:select-page="current">7</text:page-number></text:p>
        <text:p text:style-name="Header"/>
      </style:header>
      <style:footer>
        <text:p text:style-name="Footer"/>
      </style:footer>
    </style:master-page>
    <style:master-page style:name="Converted2" style:page-layout-name="Mpm1" style:next-style-name="Converted1">
      <style:header>
        <text:p text:style-name="MP2">2</text:p>
        <text:p text:style-name="MP3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arvalho</meta:initial-creator>
    <meta:editing-cycles>34</meta:editing-cycles>
    <meta:print-date>2017-11-27T11:37:00</meta:print-date>
    <meta:creation-date>2018-03-26T17:17:00</meta:creation-date>
    <dc:date>2018-06-11T13:54:56.851897939</dc:date>
    <dc:language>en-US</dc:language>
    <meta:editing-duration>P2DT8H52M24S</meta:editing-duration>
    <meta:generator>LibreOffice/5.1.6.2$Linux_X86_64 LibreOffice_project/10m0$Build-2</meta:generator>
    <meta:document-statistic meta:table-count="0" meta:image-count="1" meta:object-count="0" meta:page-count="7" meta:paragraph-count="49" meta:word-count="1084" meta:character-count="6713" meta:non-whitespace-character-count="56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